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Mono"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3">
      <style:paragraph-properties fo:text-align="justify" style:justify-single-word="false"/>
      <style:text-properties style:font-name="Liberation Mono" fo:font-size="14pt" fo:font-style="normal" fo:font-weight="bold" officeooo:rsid="0008fdb1" officeooo:paragraph-rsid="0008fdb1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Heading_20_3">
      <style:paragraph-properties fo:text-align="justify" style:justify-single-word="false" fo:keep-with-next="always"/>
      <style:text-properties style:font-name="Liberation Mono" fo:font-size="14pt" fo:font-style="italic" fo:font-weight="bold" officeooo:rsid="0008fdb1" officeooo:paragraph-rsid="0008fdb1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Heading_20_3">
      <style:paragraph-properties fo:text-align="justify" style:justify-single-word="false" fo:keep-with-next="always"/>
      <style:text-properties style:font-name="Liberation Mono" fo:font-style="normal" officeooo:rsid="0008fdb1" officeooo:paragraph-rsid="0008fdb1" style:font-size-asian="12.25pt" style:font-style-asian="normal" style:font-style-complex="normal"/>
    </style:style>
    <style:style style:name="P5" style:family="paragraph" style:parent-style-name="Heading_20_3">
      <style:paragraph-properties fo:text-align="justify" style:justify-single-word="false" fo:keep-with-next="always"/>
      <style:text-properties officeooo:paragraph-rsid="0008fdb1"/>
    </style:style>
    <style:style style:name="P6" style:family="paragraph" style:parent-style-name="Standard">
      <style:paragraph-properties fo:text-align="justify" style:justify-single-word="false"/>
      <style:text-properties style:font-name="Liberation Mono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Liberation Mono" fo:font-size="14pt" fo:font-style="normal" fo:font-weight="bold" officeooo:rsid="0008fdb1" officeooo:paragraph-rsid="0008fdb1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08fdb1"/>
    </style:style>
    <style:style style:name="P9" style:family="paragraph" style:parent-style-name="Text_20_body">
      <style:paragraph-properties fo:text-align="justify" style:justify-single-word="false"/>
      <style:text-properties officeooo:paragraph-rsid="0008fdb1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08fdb1"/>
    </style:style>
    <style:style style:name="P11" style:family="paragraph" style:parent-style-name="Text_20_body">
      <style:paragraph-properties fo:text-align="justify" style:justify-single-word="false" style:writing-mode="lr-tb"/>
      <style:text-properties style:font-name="Liberation Mono" fo:font-size="14pt" fo:font-style="normal" fo:font-weight="normal" officeooo:rsid="0008fdb1" officeooo:paragraph-rsid="0008fdb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Liberation Mono" fo:font-style="normal" fo:font-weight="normal" officeooo:rsid="0008fdb1" style:font-size-asian="12.25pt" style:font-style-asian="normal" style:font-weight-asian="normal" style:font-style-complex="normal" style:font-weight-complex="normal"/>
    </style:style>
    <style:style style:name="T2" style:family="text">
      <style:text-properties style:font-name="Liberation Mono" fo:font-size="14pt" fo:font-style="normal" fo:font-weight="normal" officeooo:rsid="0008fdb1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999999" loext:opacity="100%"/>
    </style:style>
    <style:style style:name="T4" style:family="text">
      <style:text-properties fo:color="#999999" loext:opacity="100%" style:font-name="Liberation Mono" fo:font-size="14pt" fo:font-style="normal" fo:font-weight="bold" officeooo:rsid="0008fdb1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c9211e" loext:opacity="100%" style:font-name="Liberation Mono" fo:font-size="14pt" fo:font-style="normal" fo:font-weight="bold" officeooo:rsid="0008fdb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4000" loext:opacity="100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ff4000" loext:opacity="100%" style:font-name="Liberation Mono" fo:font-size="14pt" fo:font-style="italic" fo:font-weight="bold" officeooo:rsid="0008fdb1" style:font-size-asian="14pt" style:font-style-asian="italic" style:font-weight-asian="bold" style:font-size-complex="1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balhando com JSON no JS</text:h>
      <text:p text:style-name="P6"/>
      <text:h text:style-name="P2" text:outline-level="3"><text:bookmark text:name="transformando-dados-json-em-javascript"/>Transformando dados JSON em JavaScript</text:h>
      <text:h text:style-name="P5" text:outline-level="3"><text:span text:style-name="T1">Podemos transformar dados JSON em objetos JavaScript usando o método </text:span><text:span text:style-name="Source_20_Text"><text:span text:style-name="T1">JSON.parse()</text:span></text:span><text:span text:style-name="T1">. Este método analisa uma string JSON e o transforma em um objeto JavaScript literal. Por exemplo:</text:span></text:h>
      <text:p text:style-name="P9"><text:span text:style-name="T1"/></text:p>
      <text:p text:style-name="P7">const dados = '{"nome": "João", "idade": 25, "cidade": "São Paulo"}';</text:p>
      <text:p text:style-name="P7">const objeto = JSON.parse(dados);</text:p>
      <text:p text:style-name="P7">console.log(objeto); <text:span text:style-name="T3">// { nome: "João", idade: 25, cidade: "São Paulo" }</text:span></text:p>
      <text:p text:style-name="P7"><text:span text:style-name="T3"/></text:p>
      <text:p text:style-name="P7"><text:span text:style-name="T3"/></text:p>
      <text:h text:style-name="P4" text:outline-level="3"><text:bookmark text:name="transformando-objetos-javascript-em-json"/>Transformando objetos JavaScript em JSON</text:h>
      <text:h text:style-name="P5" text:outline-level="3"><text:span text:style-name="T1">Também podemos fazer o processo contrário, transformando objetos JavaScript em strings JSON. Para isso, usamos o método </text:span><text:span text:style-name="Source_20_Text"><text:span text:style-name="T1">JSON.stringify()</text:span></text:span><text:span text:style-name="T1">. Por exemplo:</text:span></text:h>
      <text:p text:style-name="P7"><text:span text:style-name="T3"/></text:p>
      <text:p text:style-name="P7">const objeto = { nome: "João", idade: 25, cidade: "São Paulo" };</text:p>
      <text:p text:style-name="P7">const dados = JSON.stringify(objeto);</text:p>
      <text:p text:style-name="P8"><text:span text:style-name="T5">console.log(dados);</text:span><text:span text:style-name="T4"> // '{"nome": "João", "idade": 25, "cidade": "São Paulo"}'</text:span></text:p>
      <text:p text:style-name="P8"><text:span text:style-name="T4"/></text:p>
      <text:p text:style-name="P8"><text:span text:style-name="T4"/></text:p>
      <text:h text:style-name="P3" text:outline-level="3">Em resumo:</text:h>
      <text:p text:style-name="P10"><text:span text:style-name="T2">Quando precisarmos transformar um objeto em JSON, utilizamos o </text:span><text:span text:style-name="T9">JSON.stringify()</text:span><text:span text:style-name="T2"> para fazer a conversão.</text:span></text:p>
      <text:p text:style-name="P11"/>
      <text:p text:style-name="P10"><text:span text:style-name="T2">Quando precisarmos transformar um JSON em Objeto javascript, utilizamos o </text:span><text:span text:style-name="T9">JSON.parse()</text:span><text:span text:style-name="T2"> para fazer a conversã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4:25:43.331832469</meta:creation-date>
    <dc:date>2024-02-20T14:35:32.946244622</dc:date>
    <meta:editing-duration>PT9M49S</meta:editing-duration>
    <meta:editing-cycles>1</meta:editing-cycles>
    <meta:document-statistic meta:table-count="0" meta:image-count="0" meta:object-count="0" meta:page-count="1" meta:paragraph-count="14" meta:word-count="143" meta:character-count="1008" meta:non-whitespace-character-count="879"/>
    <meta:generator>LibreOffice/24.2.0.3$Linux_X86_64 LibreOffice_project/da48488a73ddd66ea24cf16bbc4f7b9c08e9bea1</meta:generator>
  </office:meta>
</office:document-meta>
</file>